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17"/>
    <style:style style:name="ce3" style:family="table-cell" style:parent-style-name="Default" style:data-style-name="N119"/>
    <style:style style:name="ce4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>
            <text:p>radius</text:p>
          </table:table-cell>
          <table:table-cell table:style-name="ce3" table:formula="of:=[.H4]/2" office:value-type="float" office:value="0.00475">
            <text:p>0.00475</text:p>
          </table:table-cell>
          <table:table-cell table:number-columns-repeated="2"/>
          <table:table-cell office:value-type="string">
            <text:p>d</text:p>
          </table:table-cell>
          <table:table-cell table:style-name="ce3" office:value-type="float" office:value="0.072">
            <text:p>0.0720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>
            <text:p>mill</text:p>
          </table:table-cell>
          <table:table-cell table:style-name="ce1" office:value-type="float" office:value="0.0625">
            <text:p>0.0625</text:p>
          </table:table-cell>
        </table:table-row>
        <table:table-row table:style-name="ro1">
          <table:table-cell/>
          <table:table-cell table:style-name="Default" office:value-type="string">
            <text:p>y</text:p>
          </table:table-cell>
          <table:table-cell table:style-name="Default" office:value-type="string">
            <text:p>dz</text:p>
          </table:table-cell>
          <table:table-cell table:style-name="Default" office:value-type="string">
            <text:p>totalZ</text:p>
          </table:table-cell>
          <table:table-cell table:number-columns-repeated="2"/>
          <table:table-cell office:value-type="string">
            <text:p>delta</text:p>
          </table:table-cell>
          <table:table-cell table:style-name="ce4" table:formula="of:=[.H2]-[.H3]" office:value-type="float" office:value="0.00950000000000001">
            <text:p>0.0095</text:p>
          </table:table-cell>
        </table:table-row>
        <table:table-row table:style-name="ro1">
          <table:table-cell/>
          <table:table-cell office:value-type="float" office:value="0">
            <text:p>0.0000</text:p>
          </table:table-cell>
          <table:table-cell table:formula="of:=SQRT([.$D$2]^2 - [.B5]^2)*-1" office:value-type="float" office:value="-0.00475">
            <text:p>-0.0048</text:p>
          </table:table-cell>
          <table:table-cell table:formula="of:=[.C5]-([.$H$3]/2)" office:value-type="float" office:value="-0.036">
            <text:p>-0.0360</text:p>
          </table:table-cell>
          <table:table-cell table:number-columns-repeated="2"/>
          <table:table-cell office:value-type="string">
            <text:p>Mill / 2</text:p>
          </table:table-cell>
          <table:table-cell table:style-name="ce3" table:formula="of:=[.H3]/2" office:value-type="float" office:value="0.03125">
            <text:p>0.03125</text:p>
          </table:table-cell>
        </table:table-row>
        <table:table-row table:style-name="ro1">
          <table:table-cell/>
          <table:table-cell office:value-type="float" office:value="0.001">
            <text:p>0.0010</text:p>
          </table:table-cell>
          <table:table-cell table:formula="of:=SQRT([.$D$2]^2 - [.B6]^2)*-1" office:value-type="float" office:value="-0.00464354390525168">
            <text:p>-0.0046</text:p>
          </table:table-cell>
          <table:table-cell table:formula="of:=[.C6]-([.$H$3]/2)" office:value-type="float" office:value="-0.0358935439052517">
            <text:p>-0.0359</text:p>
          </table:table-cell>
          <table:table-cell table:number-columns-repeated="2"/>
          <table:table-cell office:value-type="string">
            <text:p>D/2</text:p>
          </table:table-cell>
          <table:table-cell table:style-name="ce3" table:formula="of:=[.H2]/2" office:value-type="float" office:value="0.036">
            <text:p>0.03600</text:p>
          </table:table-cell>
        </table:table-row>
        <table:table-row table:style-name="ro1">
          <table:table-cell/>
          <table:table-cell office:value-type="float" office:value="0.002">
            <text:p>0.0020</text:p>
          </table:table-cell>
          <table:table-cell table:formula="of:=SQRT([.$D$2]^2 - [.B7]^2)*-1" office:value-type="float" office:value="-0.00430842198490353">
            <text:p>-0.0043</text:p>
          </table:table-cell>
          <table:table-cell table:formula="of:=[.C7]-([.$H$3]/2)" office:value-type="float" office:value="-0.0355584219849035">
            <text:p>-0.0356</text:p>
          </table:table-cell>
          <table:table-cell table:number-columns-repeated="3"/>
          <table:table-cell table:style-name="ce1" table:formula="of:=[.H4]/2" office:value-type="float" office:value="0.00475">
            <text:p>0.0048</text:p>
          </table:table-cell>
        </table:table-row>
        <table:table-row table:style-name="ro1">
          <table:table-cell/>
          <table:table-cell office:value-type="float" office:value="0.003">
            <text:p>0.0030</text:p>
          </table:table-cell>
          <table:table-cell table:formula="of:=SQRT([.$D$2]^2 - [.B8]^2)*-1" office:value-type="float" office:value="-0.00368272996566406">
            <text:p>-0.0037</text:p>
          </table:table-cell>
          <table:table-cell table:formula="of:=[.C8]-([.$H$3]/2)" office:value-type="float" office:value="-0.0349327299656641">
            <text:p>-0.0349</text:p>
          </table:table-cell>
          <table:table-cell/>
          <table:table-cell table:style-name="ce1" table:formula="of:=[.D5]+([.H3]/2)*(-1)" office:value-type="float" office:value="-0.06725">
            <text:p>-0.0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">
            <text:p>0.0040</text:p>
          </table:table-cell>
          <table:table-cell table:formula="of:=SQRT([.$D$2]^2 - [.B9]^2)*-1" office:value-type="float" office:value="-0.00256173769148991">
            <text:p>-0.0026</text:p>
          </table:table-cell>
          <table:table-cell table:formula="of:=[.C9]-([.$H$3]/2)" office:value-type="float" office:value="-0.0338117376914899">
            <text:p>-0.0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5">
            <text:p>0.0045</text:p>
          </table:table-cell>
          <table:table-cell table:formula="of:=SQRT([.$D$2]^2 - [.B10]^2)*-1" office:value-type="float" office:value="-0.00152069063257457">
            <text:p>-0.0015</text:p>
          </table:table-cell>
          <table:table-cell table:formula="of:=[.C10]-([.$H$3]/2)" office:value-type="float" office:value="-0.0327706906325746">
            <text:p>-0.0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75">
            <text:p>0.0048</text:p>
          </table:table-cell>
          <table:table-cell table:formula="of:=SQRT([.$D$2]^2 - [.B11]^2)*-1" office:value-type="float" office:value="-0">
            <text:p>0.0000</text:p>
          </table:table-cell>
          <table:table-cell table:formula="of:=[.C11]-([.$H$3]/2)" office:value-type="float" office:value="-0.03125">
            <text:p>-0.0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5">
            <text:p>0.0050</text:p>
          </table:table-cell>
          <table:table-cell table:formula="of:=SQRT([.$D$2]^2 - [.B12]^2)*-1" office:value-type="float" office:value="0">
            <text:p>Err:502</text:p>
          </table:table-cell>
          <table:table-cell table:formula="of:=[.C12]-([.$H$3]/2)" office:value-type="float" office:value="0">
            <text:p>Err:502</text:p>
          </table:table-cell>
          <table:table-cell table:number-columns-repeated="2"/>
          <table:table-cell table:style-name="ce2" table:formula="of:=[.H2]+[.F8]" office:value-type="float" office:value="0.00475">
            <text:p>0.005</text:p>
          </table:table-cell>
          <table:table-cell/>
        </table:table-row>
        <table:table-row table:style-name="ro1">
          <table:table-cell/>
          <table:table-cell office:value-type="float" office:value="0.0055">
            <text:p>0.0055</text:p>
          </table:table-cell>
          <table:table-cell table:formula="of:=SQRT([.$D$2]^2 - [.B13]^2)*-1" office:value-type="float" office:value="0">
            <text:p>Err:502</text:p>
          </table:table-cell>
          <table:table-cell table:formula="of:=[.C13]-([.$H$3]/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575">
            <text:p>0.0058</text:p>
          </table:table-cell>
          <table:table-cell table:formula="of:=SQRT([.$D$2]^2 - [.B14]^2)*-1" office:value-type="float" office:value="0">
            <text:p>Err:502</text:p>
          </table:table-cell>
          <table:table-cell table:formula="of:=[.C14]-([.$H$3]/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">
            <text:p>0.0080</text:p>
          </table:table-cell>
          <table:table-cell table:formula="of:=SQRT([.$D$2]^2 - [.B15]^2)*-1" office:value-type="float" office:value="0">
            <text:p>Err:502</text:p>
          </table:table-cell>
          <table:table-cell table:formula="of:=[.C15]-([.$H$3]/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">
            <text:p>0.0090</text:p>
          </table:table-cell>
          <table:table-cell table:formula="of:=SQRT([.$D$2]^2 - [.B16]^2)*-1" office:value-type="float" office:value="0">
            <text:p>Err:502</text:p>
          </table:table-cell>
          <table:table-cell table:formula="of:=[.C16]-([.$H$3]/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>
            <text:p>0.0100</text:p>
          </table:table-cell>
          <table:table-cell table:formula="of:=SQRT([.$D$2]^2 - [.B17]^2)*-1" office:value-type="float" office:value="0">
            <text:p>Err:502</text:p>
          </table:table-cell>
          <table:table-cell table:formula="of:=[.C17]-([.$H$3]/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">
            <text:p>0.0108</text:p>
          </table:table-cell>
          <table:table-cell table:formula="of:=SQRT([.$D$2]^2 - [.B18]^2)*-1" office:value-type="float" office:value="0">
            <text:p>Err:502</text:p>
          </table:table-cell>
          <table:table-cell table:formula="of:=[.C18]-([.$H$3]/2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Sheet1.I37" table:end-x="0.648in" table:end-y="0.0764in" draw:z-index="0" draw:style-name="gr1" svg:width="5.4988in" svg:height="3.2217in" svg:x="0.4835in" svg:y="0.0551in">
              <draw:object draw:notify-on-update-of-ranges="Sheet1.D5:Sheet1.D17 Sheet1.B5:Sheet1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4"/>
        </table:table-row>
        <table:table-row table:style-name="ro1" table:number-rows-repeated="8">
          <table:table-cell/>
          <table:table-cell table:style-name="ce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 table:style-name="Default" table:number-columns-repeated="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06/16/2011</text:date>, <text:time>12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9T19:16:15.69</meta:creation-date>
    <dc:date>2011-06-16T12:52:04.55</dc:date>
    <meta:editing-duration>PT26H58M14S</meta:editing-duration>
    <meta:editing-cycles>6</meta:editing-cycles>
    <meta:generator>OpenOffice.org/3.1$Win32 OpenOffice.org_project/310m19$Build-9420</meta:generator>
    <meta:document-statistic meta:table-count="3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11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maximum="0.05" chart:interval-major="0.005" chart:interval-minor-divisor="1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minimum="-0.05" chart:maximum="-0" chart:interval-major="0.005" chart:interval-minor-divisor="1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968cm" svg:height="8.184cm" chart:class="chart:scatter" chart:style-name="ch1">
        <chart:legend chart:legend-position="end" svg:x="11.848cm" svg:y="3.784cm" chart:style-name="ch2"/>
        <chart:plot-area chart:style-name="ch3" table:cell-range-address="Sheet1.B5:Sheet1.B17 Sheet1.D5:Sheet1.D17" svg:x="0.327cm" svg:y="0.255cm" svg:width="9.917cm" svg:height="7.69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17" chart:class="chart:scatter">
            <chart:domain table:cell-range-address="Sheet1.B5:Sheet1.B1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5:Sheet1.B17">0</text:p>
              </table:table-cell>
              <table:table-cell office:value-type="float" office:value="-0.036">
                <text:p text:id="Sheet1.D5:Sheet1.D17">-0.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-0.0358935439052517">
                <text:p>-0.0358935439052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-0.0355584219849035">
                <text:p>-0.0355584219849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-0.0349327299656641">
                <text:p>-0.0349327299656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-0.0338117376914899">
                <text:p>-0.0338117376914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">
                <text:p>0.0045</text:p>
              </table:table-cell>
              <table:table-cell office:value-type="float" office:value="-0.0327706906325746">
                <text:p>-0.0327706906325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75">
                <text:p>0.00475</text:p>
              </table:table-cell>
              <table:table-cell office:value-type="float" office:value="-0.03125">
                <text:p>-0.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5">
                <text:p>0.00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75">
                <text:p>0.005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">
                <text:p>0.0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9">
                <text:p>0.0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